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paragraph-rsid="0023d2d8"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rsid="0023d2d8" officeooo:paragraph-rsid="0023d2d8"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rsid="0023d2d8" officeooo:paragraph-rsid="0023eb6c"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Footnote">
      <style:paragraph-properties fo:margin-left="0in" fo:margin-right="0in" fo:text-indent="0in" style:auto-text-indent="false"/>
      <style:text-properties fo:language="en" fo:country="US"/>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d5632"/>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1774e0" style:font-style-asian="italic" style:font-weight-asian="bold" style:font-style-complex="italic" style:font-weight-complex="bold"/>
    </style:style>
    <style:style style:name="T24" style:family="text">
      <style:text-properties fo:font-style="italic" fo:font-weight="bold" officeooo:rsid="00181cfc" style:font-style-asian="italic" style:font-weight-asian="bold" style:font-style-complex="italic" style:font-weight-complex="bold"/>
    </style:style>
    <style:style style:name="T25" style:family="text">
      <style:text-properties fo:font-style="italic" fo:font-weight="bold" officeooo:rsid="0018c6e9" style:font-style-asian="italic" style:font-weight-asian="bold" style:font-style-complex="italic" style:font-weight-complex="bold"/>
    </style:style>
    <style:style style:name="T26" style:family="text">
      <style:text-properties fo:font-style="italic" fo:font-weight="bold" officeooo:rsid="0029b226"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fo:font-weight="normal" officeooo:rsid="001c5e06" style:font-style-asian="normal" style:font-weight-asian="normal" style:font-style-complex="normal" style:font-weight-complex="normal"/>
    </style:style>
    <style:style style:name="T49" style:family="text">
      <style:text-properties style:use-window-font-color="true" fo:font-style="normal" style:text-underline-style="none" style:font-style-asian="normal" style:font-style-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1e9b8"/>
    </style:style>
    <style:style style:name="T80" style:family="text">
      <style:text-properties officeooo:rsid="0013cc4c"/>
    </style:style>
    <style:style style:name="T81" style:family="text">
      <style:text-properties officeooo:rsid="001d5632"/>
    </style:style>
    <style:style style:name="T82" style:family="text">
      <style:text-properties officeooo:rsid="001ff6ff"/>
    </style:style>
    <style:style style:name="T83" style:family="text">
      <style:text-properties officeooo:rsid="002138eb"/>
    </style:style>
    <style:style style:name="T84" style:family="text">
      <style:text-properties officeooo:rsid="0023d2d8"/>
    </style:style>
    <style:style style:name="T85" style:family="text">
      <style:text-properties officeooo:rsid="0023eb6c"/>
    </style:style>
    <style:style style:name="T86" style:family="text">
      <style:text-properties officeooo:rsid="0026dcb6"/>
    </style:style>
    <style:style style:name="T87" style:family="text">
      <style:text-properties officeooo:rsid="00278107"/>
    </style:style>
    <style:style style:name="T88" style:family="text">
      <style:text-properties officeooo:rsid="0029a0c6"/>
    </style:style>
    <style:style style:name="T89" style:family="text">
      <style:text-properties officeooo:rsid="0029b2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2"/>
      <text:h text:style-name="P155"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2">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2">– Нэш, к</text:span>ак называется наш проект?</text:p>
      <text:p text:style-name="P76"><text:span text:style-name="T8">– </text:span><text:span text:style-name="T61">Дайсон.</text:span></text:p>
      <text:p text:style-name="P76"><text:span text:style-name="T8">– </text:span><text:span text:style-name="T61">Сколько тебе лет?</text:span></text:p>
      <text:p text:style-name="P76"><text:span text:style-name="T8">– </text:span><text:span text:style-name="T61">Два года с начала запуска кластера.</text:span></text:p>
      <text:p text:style-name="P76"><text:span text:style-name="T8">– </text:span><text:span text:style-name="T61">Какой сейчас год?</text:span></text:p>
      <text:p text:style-name="P76"><text:span text:style-name="T8">– </text:span><text:span text:style-name="T53">20</text:span><text:span text:style-name="T39">19</text:span><text:span text:style-name="T61">-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9">incompatible interface Analytics v.0.93 beta</text:span>”</text:p>
      <text:p text:style-name="P31">Ага, уже теплее.</text:p>
      <text:p text:style-name="P31"/>
      <text:p text:style-name="P76"><text:span text:style-name="T8">– Нэш</text:span><text:span text:style-name="T61">,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2">тридцатичетырёх</text:span><text:span text:style-name="T31">этажного </text:span><text:span text:style-name="T32">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1">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31"> </text:span><text:span text:style-name="T32">Юджина</text:span><text:span text:style-name="T1">,</text:span> <text:span text:style-name="T32">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1">Тридцать чет</text:span><text:span text:style-name="T32">ыре</text:span><text:span text:style-name="T31">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29"/>
      <text:p text:style-name="P1"><text:span text:style-name="T36">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19">—</text:span><text:span text:style-name="T54">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1">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1">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1">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5"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961297727782389322"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text:span text:style-name="T82">Проклятье</text:span>, как меня <text:span text:style-name="T1">достала</text:span> эта архаика! Когда-нибудь пошлю <text:span text:style-name="T83">к дискорду</text:span>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3"><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9">Новости двора: </text:span><text:span text:style-name="T9">состояние </text:span><text:span text:style-name="T29">здоровь</text:span><text:span text:style-name="T9">я</text:span><text:span text:style-name="T29">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9">В Додж-Сити продолжаются исчезновения пони. Шериф подал в отставку…</text:span>”. “<text:span text:style-name="T29">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text:span><text:span text:style-name="T11">Ё</text:span><text:span text:style-name="T1">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text:soft-page-break/>–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81">Весь </text:span><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31"> – </text:span><text:span text:style-name="T32">2135</text:span><text:span text:style-name="T31"> A.C.</text:span><text:span text:style-name="T32">»</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text:soft-page-break/>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text:soft-page-break/>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text:soft-page-break/></text:p>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text:soft-page-break/>–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text:soft-page-break/>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7">Я вымучено рассмеялся.</text:p>
      <text:p text:style-name="P47"><text:soft-page-break/>–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text:soft-page-break/></text:p>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text:soft-page-break/></text:p>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text:soft-page-break/>–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text:soft-page-break/>–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text:soft-page-break/>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text:soft-page-break/></text:p>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0"><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9">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4">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text:soft-page-break/>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text:soft-page-break/></text:p>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text:soft-page-break/>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text:soft-page-break/>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text:soft-page-break/>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5" text:outline-level="2">8. Стыд</text:h>
      <text:p text:style-name="P141"/>
      <text:p text:style-name="P58">~~~ Завтра на семь в библиотеке. Селестия ~~~</text:p>
      <text:p text:style-name="P58"/>
      <text:p text:style-name="P47"><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text:soft-page-break/>–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text:soft-page-break/>–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7"><text:soft-page-break/>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text:soft-page-break/>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text:soft-page-break/>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oft-page-break/><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oft-page-break/><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зале или уйти через портик на крыше</text:span><text:span text:style-name="T57"> </text:span><text:span text:style-name="T42">— обычное дело. </text:span><text:span text:style-name="T57">Хорошо, что </text:span><text:span text:style-name="T4">заместительная терапия Селестии и </text:span><text:span text:style-name="T57">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4">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3">жаровни</text:span><text:span text:style-name="T42"> и фонтанчик</text:span><text:span text:style-name="T33">а</text:span><text:span text:style-name="T42">.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text:span text:style-name="T1">водку</text:span>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3">«</text:span>сказочной обезьяне из Вечнодикого леса<text:span text:style-name="T33">»</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а уже месяц нет новостей…</text:span></text:p>
      <text:p text:style-name="P3"><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6">– </text:span>“<text:span text:style-name="T1">Что я могу сделать, чтобы вернуть всё назад?</text:span>”</text:p>
      <text:p text:style-name="P15"><text:span text:style-name="T46">–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3">Что бы это значило, Флёр?</text:span></text:p>
      <text:p text:style-name="P15"><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4"><text:soft-page-break/>–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9">— </text:span><text:span text:style-name="T61">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text:soft-page-break/>–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text:soft-page-break/>–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4">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oft-page-break/><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7">— </text:span><text:span text:style-name="T4">зачем привлекать ненужное внимание</text:span><text:span text:style-name="T57"> к своей особе? </text:span><text:span text:style-name="T4">После всеобщего интереса кантерлотской знати к тебе, как к королевскому любимчику, тебе хочется покоя.</text:span><text:span text:style-name="T57"> Да и собраться с мыслями проще в доме, избавленном от </text:span><text:span text:style-name="T4">гостинничной </text:span><text:span text:style-name="T57">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text:soft-page-break/>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го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3">“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2">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1">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text:soft-page-break/>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9">”</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9">ведь </text:span><text:span text:style-name="T45">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31">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40">Видения этих городов</text:span><text:span text:style-name="T51"> дрожали, <text:s/>пересекались </text:span><text:span text:style-name="T40">и постоянно множились</text:span><text:span text:style-name="T51">.</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6">—</text:span><text:span text:style-name="T17"> </text:span><text:span text:style-name="T61">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5">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1"> с использованием </text:span><text:span text:style-name="T32">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2">—</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text:soft-page-break/>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text:soft-page-break/>–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2">—</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Я всего лишь единорог, не то, что некоторые!</text:span><text:span text:style-name="T42"> </text:span><text:span text:style-name="T33">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2">– Я </text:span><text:span text:style-name="T46">всегда буду оставаться в тени. </text:span><text:span text:style-name="T42">– </text:span><text:span text:style-name="T46">хлюпала единоро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47">Я озадаченно взглянул на единорож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64">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3">«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3">.</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9">Чужестранец-примат разбил сердце нашей обожаемой Селестии! Двор в отчаянии </text:span><text:span text:style-name="T16">—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присвистнула и стиснула меня в сокрушающих объятиях.</text:p>
      <text:p text:style-name="P47"><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2">–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1">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1">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7"><text:span text:style-name="T12">– </text:span>И салат «по-кантерлотски». <text:span text:style-name="T12">–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2">–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61">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7">— </text:span><text:span text:style-name="T61">эт правда?</text:span></text:p>
      <text:p text:style-name="P47"><text:span text:style-name="T17">– </text:span><text:span text:style-name="T61">Какая из? Их много, вообще-то. Ик!</text:span></text:p>
      <text:p text:style-name="P47"><text:span text:style-name="T17">– </text:span><text:span text:style-name="T61">Про принцесс. Про то, что они фаэри, спустившиеся с неба во плоти, чтоб помогать пони управлять Эквестрией?</text:span></text:p>
      <text:p text:style-name="P47"><text:soft-page-break/><text:span text:style-name="T17">– Н</text:span><text:span text:style-name="T61">он-нон, </text:span><text:span text:style-name="T17">– </text:span><text:span text:style-name="T61">захихикала Пинки, взъерошив копытами розовые кудряшки и попытавшись соорудить из них бороду, </text:span><text:span text:style-name="T17">–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7">–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7">– </text:span><text:span text:style-name="T61">Ты что-о-о! Нельзя любить фаэри! Она похитит твоё сердце, и ты будешь искать её, пока не… </text:span><text:span text:style-name="T17">– </text:span><text:span text:style-name="T61">Пинки погрузилась мордочкой в так и не съеденный салат «по-кантерлотски» и захрапела.</text:span></text:p>
      <text:p text:style-name="P47"><text:span text:style-name="T17">– </text:span><text:span text:style-name="T61">Пока не умру?</text:span></text:p>
      <text:p text:style-name="P47"><text:span text:style-name="T17">– </text:span><text:span text:style-name="T61">Нет, глупенький. </text:span><text:span text:style-name="T17">– </text:span><text:span text:style-name="T61">пробулькала Пинки из миски. </text:span><text:span text:style-name="T17">– </text:span><text:span text:style-name="T61">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9">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Вы будете платить неустойку!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oft-page-break/><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oft-page-break/><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9">Исчезновение дневной главы диархии: Эквестрия в панике!</text:span>» (статья двухдневной давности).</text:p>
      <text:p text:style-name="P50">«<text:span text:style-name="T29">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0">«<text:span text:style-name="T29">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9">Добро пожаловать в Груммингтон! Вам здесь рады!</text:span></text:p>
      <text:p text:style-name="P50"><text:span text:style-name="T29">Население города </text:span><text:span text:style-name="T63">302 пони</text:span><text:span text:style-name="T29">.</text:span></text:p>
      <text:p text:style-name="P50"><text:span text:style-name="T63">250 пони</text:span><text:span text:style-name="T29">.</text:span></text:p>
      <text:p text:style-name="P50"><text:span text:style-name="T63">125 поней</text:span><text:span text:style-name="T29">.</text:span></text:p>
      <text:p text:style-name="P50"><text:span text:style-name="T29">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1">Дружба </text:span><text:span text:style-name="T38">—</text:span><text:span text:style-name="T21"> </text:span><text:span text:style-name="T3">э</text:span><text:span text:style-name="T21">то, </text:span><text:span text:style-name="T65">так её </text:span><text:span text:style-name="T3">разэтак</text:span><text:span text:style-name="T65">,</text:span><text:span text:style-name="T21"> магия!</text:span></text:p>
      <text:p text:style-name="P150"/>
      <text:p text:style-name="Standard"><text:span text:style-name="T21">P.S. Мне тебя не хватает. Сильно.</text:span><text:span text:style-name="T57">»</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3">37 пни</text:span></text:p>
      <text:p text:style-name="P69">24пн</text:p>
      <text:p text:style-name="P69">15</text:p>
      <text:p text:style-name="P50"><text:span text:style-name="T29">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9">Добро пожаловать в Груммингтон! Вам здесь рады!</text:span></text:p>
      <text:p text:style-name="P50"><text:span text:style-name="T29">Население города </text:span><text:span text:style-name="T63">302 пони</text:span><text:span text:style-name="T29">.</text:span></text:p>
      <text:p text:style-name="P50"><text:span text:style-name="T63">250 пони</text:span><text:span text:style-name="T29">.</text:span></text:p>
      <text:p text:style-name="P50"><text:span text:style-name="T63">125 поней</text:span><text:span text:style-name="T29">.</text:span></text:p>
      <text:p text:style-name="P50"><text:span text:style-name="T29">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с аттестатами по ускоренному курсу</text:span>». «<text:span text:style-name="T29">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4">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друга! И у них </text:span>был<text:span text:style-name="T64"> </text:span>офигенный <text:span text:style-name="T64">секс! </text:span>И это было офигенно круто!<text:span text:style-name="T64">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5">«</text:span>обстоятельство непреодолимой силы<text:span text:style-name="T35">»</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
      <text:p text:style-name="P52">…</text:p>
      <text:p text:style-name="P52"/>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А</text:span><text:span text:style-name="T35">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8">. </text:span><text:span text:style-name="T32">Я не могу навязать тебе чувств…</text:span><text:span text:style-name="T28"> </text:span><text:span text:style-name="T32">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его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64">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2">– </text:span>Хрен-то тебе зачем? <text:span text:style-name="T12">– </text:span>с бессильной злостью спросил я. <text:span text:style-name="T12">– </text:span><text:span text:style-name="T64">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oft-page-break/><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2"><text:soft-page-break/><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у меня всё просчитано. Я уверена, я подчёркиваю, я абсолютно уверена в безопасности эксперимента!</text:p>
      <text:p text:style-name="P52"><text:span text:style-name="T12">– </text:span>Ой, што-то мне нехорошо становится, когда ты так говоришь…</text:p>
      <text:p text:style-name="P52"><text:span text:style-name="T12">–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54">–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text:span text:style-name="T89">к</text:span>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2">Я киваю ей в ответ. Мне понятно, почему.</text:p>
      <text:p text:style-name="P52"><text:span text:style-name="T12">– </text:span>Как тебя зовут, малышка? Я постараюсь <text:span text:style-name="T89">вернуть</text:span> тебя. Может быть, ещё не поздно.</text:p>
      <text:p text:style-name="P52"><text:soft-page-break/>Пегаска приветственно машет копытом. <text:span text:style-name="T88">Звёзды просвечивают сквозь неё, она тает на глазах.</text:span></text:p>
      <text:p text:style-name="P25"><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text:span></text:p>
      <text:p text:style-name="P52">Жеребёнок продолжает что-то говорить, но ненасытный экран затягивает <text:span text:style-name="T89">полупрозрачный силуэт</text:span>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4">–</text:span><text:span text:style-name="T35"> …чувствуешь, дорогая Рэрити?! Я могу чем-нибудь помочь? Вот, выпей воды! </text:span><text:span text:style-name="T44">–</text:span><text:span text:style-name="T35">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то? Увидел шт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т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2"><text:span text:style-name="T12">– </text:span>Бедный котик. <text:span text:style-name="T12">– </text:span>прошептала Флаттершай.</text:p>
      <text:p text:style-name="P52"><text:soft-page-break/>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то мы все — навроде этого кота, а Анон боится открыть ящик? Шт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поней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oft-page-break/><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8">–</text:span> Тогда зачем она..?</text:p>
      <text:p text:style-name="P47"><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9">–</text:span> А другие? Они тоже… давали мне потому, что считали меня последним шансом?</text:p>
      <text:p text:style-name="P50">У аликорницы отвалилась челюсть.</text:p>
      <text:p text:style-name="P50"><text:span text:style-name="T19">–</text:span> Другие? Кто ещё?<text:span text:style-name="T12"> </text:span>С кем ещё у тебя были… отношения?</text:p>
      <text:p text:style-name="P47"><text:span text:style-name="T18">–</text:span> С Рэйнбоу Дэш <text:span text:style-name="T18">–</text:span> ответил я несчастным голосом. <text:span text:style-name="T18">–</text:span> И, может быть, с Пинки.</text:p>
      <text:p text:style-name="P47"><text:span text:style-name="T18">–</text:span> А ты живчик. <text:span text:style-name="T18">–</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8">–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8">–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8">–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8">–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6"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5">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9">7.76</text:span>», сменившись на «<text:span text:style-name="T29">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9">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9">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31"/>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4">–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5">Манипула <text:span text:style-name="T54">–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9">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4">А ч</text:span>то случилось с кракеном?</text:p>
      <text:p text:style-name="P52">–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5">—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7" text:outline-level="3">Воскресенье</text:h>
      <text:p text:style-name="P47"/>
      <text:p text:style-name="P1">Невесомость, удар, чувство веса. Я открываю глаза.</text:p>
      <text:p text:style-name="P1">Крыша <text:span text:style-name="T32">высотки</text:span><text:span text:style-name="T31"> </text:span>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пере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4">Невозможно поверить, но два месяца</text:span><text:span text:style-name="T20">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1">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1">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2">–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0">Девушка слабо улыбнулась.</text:p>
      <text:p text:style-name="P113"><text:soft-page-break/>–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31">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text:soft-page-break/>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text:soft-page-break/>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text:soft-page-break/>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9"/>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9">— после встречи на лестнице со смайлолицым у меня развилась мания преследования.</text:span></text:p>
      <text:p text:style-name="P101"><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13">–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5">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3"/>
      <text:h text:style-name="P155" text:outline-level="2">2<text:span text:style-name="T1">9</text:span>. Отбытие</text:h>
      <text:p text:style-name="P116"/>
      <text:p text:style-name="P100"><text:span text:style-name="T12">– </text:span>Оп-па! – пробормотала Эпплджек. – Нежданчик!</text:p>
      <text:p text:style-name="P100">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3"><text:soft-page-break/>–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text:soft-page-break/>Я схватил ноутбук, сгрёб девушек в охапку и вытолкал их в коридор. В дверях я обернулся к Дискорду.</text:p>
      <text:p text:style-name="P123"><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2">– Нет! Дискорд </text:span>— не убийца!!!</text:p>
      <text:p text:style-name="P123">С необычной для неё силой Флаттершай вытащила кляп изо рта драконикуса.</text:p>
      <text:p text:style-name="P12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Я вернулся к драконикусу и уселся на стул напротив него.</text:p>
      <text:p text:style-name="P123"><text:span text:style-name="T12">– Р</text:span>ассказывай.</text:p>
      <text:p text:style-name="P123">Дискорд немного успокоился.</text:p>
      <text:p text:style-name="P123"><text:s/><text:span text:style-name="T12">– </text:span>Вообще-то, от тебя следовало бы избавиться, Проводник. Не знаю, что ты там разведал в Великом<text:span text:style-name="T31">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3"><text:span text:style-name="T12">– </text:span>А кто тогда насылал на нас этих уродов с рисованными рожами? Кто пытался убить меня раз за разом?</text:p>
      <text:p text:style-name="P123">У драконикуса глаза полезли на лоб.</text:p>
      <text:p text:style-name="P12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Я задумался. Драконикус, похоже, говорил искренне. Но кто тогда всё это время играл с нами, <text:span text:style-name="T31">словно кот с мышью</text:span>?</text:p>
      <text:p text:style-name="P123"><text:span text:style-name="T12">– </text:span>Анон! <text:span text:style-name="T12">– </text:span>крикнула Эпплджек из прихожей. <text:span text:style-name="T12">–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верёвки, пытаясь освободиться.</text:span></text:p>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31">двадцативосьмиэтажной</text:span><text:span text:style-name="T27">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31">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text:span text:style-name="T79">Девушка</text:span>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text:soft-page-break/>Я открыл глаза.</text:p>
      <text:p text:style-name="P123">Перед носом плавными рывками уходили вниз окна этажей. Порывы вихрей от взмахов <text:span text:style-name="T31">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2">– Д</text:span>искорд Эйрлайнс приветствует на борту! Температура воздуха пять градусов! Высота<text:span text:style-name="T31"> сто пять</text:span><text:span text:style-name="T27">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2">–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2">–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1">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ХА-ХА-ХА!</text:p>
      <text:p text:style-name="P134">Прямо как сейчас. Как говорится, найди десять отличий.</text:p>
      <text:p text:style-name="P134"><text:soft-page-break/>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text:soft-page-break/>–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text:span text:style-name="T80">ин</text:span>!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pan text:style-name="T12">–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
      <text:p text:style-name="P50"><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text:span><text:span text:style-name="T23">интерес к ф</text:span><text:span text:style-name="T24">э</text:span><text:span text:style-name="T23">ндому</text:span><text:span text:style-name="T22">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text:span><text:span text:style-name="T25">что </text:span><text:span text:style-name="T22">если рассказать это любому пони — он исчезнет! </text:span><text:span text:style-name="T25">Ведь по сути пони</text:span><text:span text:style-name="T22"> </text:span><text:span text:style-name="T25">существуют лишь потому, что не знают, что не могут существовать, что они — лишь плод фантазии брони</text:span><text:span text:style-name="T22">! </text:span><text:span text:style-name="T26">Когда они узнают об этом, магия, поддерживающая их существование, рассеивается.</text:span></text:p>
      <text:p text:style-name="P50"/>
      <text:p text:style-name="P50"><text:soft-page-break/>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7">– Физики твердят, что в </text:span><text:span text:style-name="T48">м</text:span><text:span text:style-name="T47">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7">– </text:span><text:span text:style-name="T3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text:soft-page-break/>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31">.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oft-page-break/><text:span text:style-name="T47">– К сожалению, не </text:span><text:span text:style-name="T52">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7">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2">.</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7">–</text:span><text:span text:style-name="T31"> На самом деле помочь мне достаточно легко. Видишь ли, залатать дыры конструкции Эквуса можно «наложив» на них правдоподобное </text:span><text:span text:style-name="T47">— иначе говоря, жизнеспособное —</text:span><text:span text:style-name="T31"> объяснение и направив на это объяснение подпитывающую энергию адептов. В мире людей даже есть шуточная награда, </text:span><text:soft-page-break/><text:span text:style-name="T31">учреждённая </text:span><text:span text:style-name="T41">Marvel Comics </text:span><text:span text:style-name="T31">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1">Marvel</text:span><text:span text:style-name="T31">.</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скептически хмыкнул.</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0"><text:span text:style-name="T31">– Ты уже устранил крупнейший дефект Эквестрии </text:span><text:span text:style-name="T47">—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7">–</text:span><text:span text:style-name="T31"> А кьютимарки? Как, разрази меня квазар, объяснить кьютимарки? </text:span><text:span text:style-name="T47">–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text:soft-page-break/>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09"/>
      <text:p text:style-name="P109">Я подозрительно посмотрел на Анакорна.</text:p>
      <text:p text:style-name="P109"/>
      <text:p text:style-name="P108"><text:span text:style-name="T19">–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9">–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59">—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Каково это <text:span text:style-name="T29">—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text:span text:style-name="T86">Она легонько покачала головой, отвергая мои слова.</text:span></text:p>
      <text:p text:style-name="P109">– В другое время, в другом месте, Анон! В другое время, в другом месте!</text:p>
      <text:p text:style-name="P109"/>
      <text:p text:style-name="P112">~~~</text:p>
      <text:p text:style-name="P112"/>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text:span text:style-name="T86">эпизод</text:span>. Вдобавок, именно ты отправила меня тогда прямиком к Великому Откровению.</text:p>
      <text:p text:style-name="P103">Тёмная аликорница тяжело вздохнула.</text:p>
      <text:p text:style-name="P103">– Зато я помню! <text:span text:style-name="T86">Я заглянула в наше альтернативное будущее и узрела этот кошмар. Кошмар, который никогда не свершится благодаря тебе.</text:span> Мне ужасно неловко перед тобой, <text:span text:style-name="T86">Анонимус,</text:span> учитывая то, что ты делаешь для нас. И я хотела бы, чтобы у нас была возможность когда-нибудь стать хорошими друзьями…</text:p>
      <text:p text:style-name="P104">– <text:span text:style-name="T84">Я был бы рад. Мне жаль, что из-за меня погиб твой особенный пони.</text:span></text:p>
      <text:p text:style-name="P105">Луна горько <text:span text:style-name="T85">вздохнула</text:span>.</text:p>
      <text:p text:style-name="P106">– <text:span text:style-name="T85">Пусть будет так. </text:span>Самым большим кошмаром Кимеринна было одряхлеть у меня на глазах и умереть в моих копытах <text:span text:style-name="T85">от старости</text:span>. <text:span text:style-name="T85">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span></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12">~~~</text:p>
      <text:p text:style-name="P113"/>
      <text:p text:style-name="P103">– Думал от меня в другой реальности спрятаться,<text:span text:style-name="T87"> Проводничёк</text:span>?!</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10"/>
      <text:p text:style-name="P111">~~~</text:p>
      <text:p text:style-name="P100"/>
      <text:p text:style-name="P103">– Анон?</text:p>
      <text:p text:style-name="P103">– Дэш?!!</text:p>
      <text:p text:style-name="P103">– Эмм… Ты мне снишься?</text:p>
      <text:p text:style-name="P103"><text:soft-page-break/>–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5">–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5"/>
      <text:p text:style-name="P121">Звон будильника чуть не проломил башку. Я открыл глаза. </text:p>
      <text:p text:style-name="P121"/>
      <text:p text:style-name="P122"><text:soft-page-break/><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15T11:54:36.928748289</dc:date>
    <meta:editing-duration>P146DT15H43M28S</meta:editing-duration>
    <meta:editing-cycles>9315</meta:editing-cycles>
    <meta:generator>LibreOffice/5.1.6.2$Linux_X86_64 LibreOffice_project/10m0$Build-2</meta:generator>
    <meta:printed-by>макс </meta:printed-by>
    <meta:print-date>2017-08-23T21:51:29.95</meta:print-date>
    <meta:document-statistic meta:table-count="0" meta:image-count="0" meta:object-count="0" meta:page-count="233" meta:paragraph-count="4739" meta:word-count="101159" meta:character-count="670269" meta:non-whitespace-character-count="569352"/>
  </office:meta>
</office:document-meta>
</file>